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2"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line-height="200%"/>
      <style:text-properties style:font-name="Times New Roman" fo:font-size="12pt" style:font-size-asian="12pt" style:font-size-complex="12pt"/>
    </style:style>
    <style:style style:name="P2" style:family="paragraph" style:parent-style-name="Standard">
      <style:paragraph-properties fo:margin-top="0in" fo:margin-bottom="0in" fo:line-height="200%" fo:text-align="center" style:justify-single-word="false"/>
      <style:text-properties style:font-name="Times New Roman" fo:font-size="12pt" fo:font-style="italic" style:font-size-asian="12pt" style:font-style-asian="italic" style:font-size-complex="12pt" style:font-style-complex="italic"/>
    </style:style>
    <style:style style:name="P3" style:family="paragraph" style:parent-style-name="Standard">
      <style:paragraph-properties fo:margin-top="0in" fo:margin-bottom="0in" fo:line-height="200%" fo:text-align="start" style:justify-single-word="false"/>
      <style:text-properties style:font-name="Times New Roman" fo:font-size="12pt" fo:font-style="italic" style:font-size-asian="12pt" style:font-style-asian="italic" style:font-size-complex="12pt" style:font-style-complex="italic"/>
    </style:style>
    <style:style style:name="P4" style:family="paragraph" style:parent-style-name="Standard">
      <style:paragraph-properties fo:margin-top="0in" fo:margin-bottom="0in" fo:line-height="200%" fo:text-align="start" style:justify-single-word="false"/>
      <style:text-properties style:font-name="Times New Roman" fo:font-size="12pt" fo:font-style="normal" style:font-size-asian="12pt" style:font-style-asian="normal" style:font-size-complex="12pt" style:font-style-complex="normal"/>
    </style:style>
    <style:style style:name="P5" style:family="paragraph" style:parent-style-name="Standard">
      <style:paragraph-properties fo:margin-top="0in" fo:margin-bottom="0in" fo:line-height="200%" fo:text-align="center" style:justify-single-word="false"/>
      <style:text-properties style:font-name="Times New Roman" fo:font-size="12pt" fo:font-style="normal" style:font-size-asian="12pt" style:font-style-asian="normal" style:font-size-complex="12pt" style:font-style-complex="normal"/>
    </style:style>
    <style:style style:name="P6" style:family="paragraph" style:parent-style-name="Standard">
      <style:paragraph-properties fo:margin-top="0in" fo:margin-bottom="0in" fo:line-height="200%" fo:text-align="start" style:justify-single-word="false"/>
      <style:text-properties style:font-name="Times New Roman" fo:font-style="italic" style:font-style-asian="italic" style:font-style-complex="italic"/>
    </style:style>
    <style:style style:name="P7" style:family="paragraph" style:parent-style-name="Standard">
      <style:paragraph-properties fo:line-height="200%" fo:text-align="start" style:justify-single-word="false"/>
      <style:text-properties style:font-name="Times New Roman" fo:font-style="normal" style:font-style-asian="normal" style:font-style-complex="normal"/>
    </style:style>
    <style:style style:name="P8" style:family="paragraph" style:parent-style-name="Standard">
      <style:paragraph-properties fo:line-height="200%" fo:text-align="start" style:justify-single-word="false"/>
    </style:style>
    <style:style style:name="P9" style:family="paragraph" style:parent-style-name="Standard">
      <style:paragraph-properties fo:line-height="200%" fo:text-align="start" style:justify-single-word="false"/>
      <style:text-properties fo:font-variant="normal" fo:text-transform="none" fo:color="#000000" style:text-line-through-style="none" style:font-name="Times New Roman2" fo:font-size="12pt" fo:font-style="normal" style:text-underline-style="none" fo:font-weight="normal" style:text-blinking="false" fo:background-color="transparent" style:font-name-asian="Times New Roman2" style:font-style-asian="normal" style:font-name-complex="Times New Roman2" style:font-style-complex="normal"/>
    </style:style>
    <style:style style:name="P10" style:family="paragraph" style:parent-style-name="Standard">
      <style:paragraph-properties fo:line-height="200%"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fo:background-color="transparent" style:font-style-asian="normal" style:font-style-complex="normal"/>
    </style:style>
    <style:style style:name="P11" style:family="paragraph" style:parent-style-name="Standard">
      <style:paragraph-properties fo:line-height="200%" fo:text-align="start" style:justify-single-word="false"/>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style:font-name="Times New Roman" fo:font-style="normal" style:font-style-asian="normal" style:font-style-complex="normal"/>
    </style:style>
    <style:style style:name="T4"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font-style-asian="normal" style:font-style-complex="normal"/>
    </style:style>
    <style:style style:name="T6" style:family="text">
      <style:text-properties fo:font-variant="normal" fo:text-transform="none" fo:color="#000000" style:text-line-through-style="none" style:font-name="Times New Roman1" fo:font-size="12pt" fo:font-style="italic" style:text-underline-style="none" fo:font-weight="normal" style:text-blinking="false" fo:background-color="transparent" style:font-style-asian="italic" style:font-style-complex="italic"/>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tyle-asian="normal" style:font-style-complex="normal"/>
    </style:style>
    <style:style style:name="T8" style:family="text">
      <style:text-properties fo:font-variant="normal" fo:text-transform="none" fo:color="#000000" style:text-line-through-style="none" style:font-name="Times New Roman2" fo:font-size="12pt" fo:font-style="normal" style:text-underline-style="none" fo:font-weight="normal" style:text-blinking="false" fo:background-color="transparent" style:font-name-asian="Times New Roman2" style:font-style-asian="normal" style:font-name-complex="Times New Roman2" style:font-style-complex="normal"/>
    </style:style>
    <style:style style:name="T9" style:family="text">
      <style:text-properties fo:font-size="12pt" fo:font-style="normal" style:font-size-asian="12pt" style:font-style-asian="normal" style:font-size-complex="12pt" style:font-style-complex="normal"/>
    </style:style>
    <style:style style:name="T10" style:family="text">
      <style:text-properties style:font-name="Times New Roman2" fo:font-style="normal" style:font-name-asian="Times New Roman2" style:font-style-asian="normal" style:font-name-complex="Times New Roman2"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April 30, 2015</text:p>
      <text:p text:style-name="P1">1<text:span text:style-name="T1">st</text:span> Period English 11: Poetry</text:p>
      <text:p text:style-name="P1">Dave Nelson</text:p>
      <text:p text:style-name="P2">Let's Talk About Death</text:p>
      <text:p text:style-name="P5"/>
      <text:p text:style-name="P3"><text:span text:style-name="T2"><text:tab/>The poem </text:span>Aboriginal Landscape <text:span text:style-name="T2">depicts the experience of a woman whose family is dying around her and ends with she herself dying. The poem starts off with the woman's mother telling her, “You're stepping on your father”(1). The surroundings and feelings of the woman cascade into chaos for the rest of the poem, only to plateau for a brief moment at the end. Louise Gluck uses the woman's experiences as a metaphor for the human experience of death and dying through depictions of the woman's environment, a lack of traditional poetic devices, and enjambment. </text:span></text:p>
      <text:p text:style-name="P4"/>
      <text:p text:style-name="P6"><text:span text:style-name="T9"><text:tab/>In the first half of the poem, Glück uses the woman's surreal experiences of her surroundings as a metaphor for the quality that the life of the woman takes during and after the death of her family. The poem begins with the woman at her father's grave: “You're stepping on your father, my mother said, / and indeed I was standing exactly in the center / of a bed of grass, mown so neatly that it could have been / my father's grave, although there was no stone saying so” (1-4). The woman's calm, slow affirmation of standing on a bed of grass that 'could have been' her father's grave shows how detached from reality the woman is. The cause of this dreamlike state is revealed in the second stanza: “You're stepping on your father, she repeated / louder this time, which began to be strange to me, / since she was dead herself; even the doctor had admitted it” (5-7). The woman hears her mother's words again, louder, then she reveals that this is 'strange' because her mother is also dead. The knowledge that the woman's mother an father are dead paired with her mother's words repeating in her head suggests that she is still not fully registering that her parents are gone. This failure to recognize her parent's deaths </text:span><text:soft-page-break/><text:span text:style-name="T9">fully conflicts with her standing at her parent's graves, giving her perception a dreamlike state, confusing her.</text:span></text:p>
      <text:p text:style-name="P4"/>
      <text:p text:style-name="P4"><text:tab/>In the fourth stanza, the woman's conflicting accounts of her surroundings is a metaphor for the confusing, sometimes nonsensical nature of death: “The cemetery was silent. Wind blew through the trees; / I could hear, very faintly, sounds of weeping several rows away, / and beyond that, a dog wailing” (10-12). The woman states that the cemetery is silent, then contradicting her previous statement, lists the sounds that she hears. These conflicting statements, in addition to representing the woman's confusion over the loss of her parents (hence the confusion over whether or not she is hearing sounds), the sounds that she does hear represents the disorienting thread of emotions brought on by death; The wind represents the unpredictability and free nature of death, the weeping represents the loss and grief caused by death, and the dog wailing represents the longing caused by death. There are conflicting accounts of the woman's surroundings in the fifth stanza as well: “I had no memory of being driven here, / to what now seemed a cemetery, though it could have been / a cemetery in my mind only; perhaps it was a park, or if not a park, / a garden of bower” (14-17). The woman is unsure now if she was ever in a cemetery, now thinking that it could be a garden or a park or a bower. This ties in nicely with the woman being confused with her parents death, adding doubt into the mix.</text:p>
      <text:p text:style-name="P7"/>
      <text:p text:style-name="P7"><text:tab/>The second half of the poem is written from the perspective of the woman herself dying, still not fully recovered from the loss of her parents. In the seventh stanza, the woman remarks, “By now the light was fading” (23). The light fading represents the woman's life leaving her; she is dying. In the eighth stanza, the woman states. “I began seeking for some alternative. I felt / an impatience growing in me, approaching, I would sat, anxiety. Finally, in the distance, I made out a small train, / stopped, it seemed, behind some foliage, the conductor / lingering against a doorframe, smoking a cigarette” (25-29). The woman is facing the reality of her imminent death, and is trying to find some way out by ' <text:soft-page-break/>seeking for an alternative.' She sees a train in the distance, “stopped... behind some foliage, the conductor / lingering against a doorframe, smoking a cigarette” (28). The train is a way for her to escape, to leave the anxiety and fear of dying, representing those avenues people take at the end of their life to think about something else, to relax, as the conductor is relaxed.</text:p>
      <text:p text:style-name="P7"/>
      <text:p text:style-name="P8"><text:span text:style-name="T3"><text:tab/> In the ninth stanza, the woman runs toward the train: “Do not forget me, I cried, running now / over many plots, many mothers and fathers </text:span><text:span text:style-name="T10">‒ / Do not forget me, I cried, when at last I reached him. / Madam, he said, pointing to the tracks, surely you realize this is the end, the tracks do not go further. / His words were harsh, and yet his eyes were kind; / this encouraged me to press my case harder. / But they go back, I said, and I remarked / their sturdiness, as though they had many such returns ahead of them” (30-38). The woman is now dying, and is about to be 'forgotten,' in the same way that the woman never reconciled with her parents' deaths. She does not wish for this to happen, and so runs toward the train, her bastion, shouting, pleaing 'do not forget me.' When she reached the train, the conductor tells her that 'this is the end,' that 'the tracks do not go further.' Now the train is a metaphor for the woman's life, and it has reached its end, no more track to run on.</text:span></text:p>
      <text:p text:style-name="P9"/>
      <text:p text:style-name="P8"><text:span text:style-name="T8"><text:tab/></text:span><text:span text:style-name="T4">The conductor is the most ambiguous and multi-faceted part of the poem, with many possible representations, but their common thread is they all are related to the path we take in life</text:span><text:span text:style-name="T3">. The role of a conductor on a train is to check passengers tickets, keeping the train on schedule, coupling and uncoupling cars, and many other things. These are all metaphors for different things that happen to us in life, so the conductor represents some sort of god figure, or perhaps the Angel of Death. Another hint at the conductors identity are the his words and the woman's descriptions of him: “</text:span><text:span text:style-name="T10">Madam, he said, pointing to the tracks, surely you realize this is the end, the tracks do not go further. / His words were harsh, and yet his eyes were kind</text:span><text:span text:style-name="T3">” (32-35), “You know our work is difficult: we confront / much sorrow and disappointment. / He gazed at me with increasing frankness. / I was like you once, in love </text:span><text:soft-page-break/><text:span text:style-name="T3">with turbulence” (39-42). The conductor is aware of the woman's situation, that she is dying, and confused, so he tells her the truth; that the tracks are at an end, that time has run out. His 'harsh words' and 'kind eyes' turn him into a 'tough love' figure, so perhaps he represents a caretaker, or a close friend. Then, the conductor states that, 'our work is difficult,' that 'we confront much sorrow and disappointment.' Now, he is representing all people related in some way to death. Their work is to care for the dying, to find some way to accept the death of themselves, and to guide and help each other along the way. The woman and conductor have one last exchange before the end of the poem: “Now, I spoke as to an old friend: / What of you, I said, since he was free to leave, / have you no wish to go home, / to see the city again? / This is my home, he said. / The city </text:span><text:span text:style-name="T10">‒ the city is where I disappear” (43-48). This final thought, that the conductors home is the grave, and the city is where he disappears from, mirrors the fate of those who die. Their home is the grave, and they disappear from life.</text:span></text:p>
      <text:p text:style-name="P10"><text:tab/></text:p>
      <text:p text:style-name="P8"><text:bookmark text:name="docs-internal-guid-cac6980e-fbdc-ca2c-6ec0-80e3029649f3"/><text:span text:style-name="T7"><text:tab/></text:span><text:span text:style-name="T5">The poem’s lack of meter, rhyme, and traditional poetic devices, and its use of enjambment lend to its messages about death and dying. In the poem, there is no rhyme scheme. Rhyme and meter is used to organize words and sentences in a way that is easy to remember and is euphonious. The lack of rhyme in the poem suggests that there is nothing easy or predictable about death. A poetic device that </text:span><text:span text:style-name="T6">is</text:span><text:span text:style-name="T5"> uses to convey the message of the poem is enjambment. Take the line, “At length these sounds abated. It crossed my mind / I had no memory of being driven here, / to what now seemed a cemetery, though it could have been / ...At some point, / it occurred to me I was alone” (13-20). The enjambment cuts sentences short, making them 'die.' Here the enjambment serves as a metaphor for a life being cut short, like the sentences being enjambment.</text:span></text:p>
      <text:p text:style-name="P7"><text:tab/></text:p>
      <text:p text:style-name="P4"><text:tab/>This poem is about death. We all face it sooner or later, how we choose to approach it is up to us. We can accept it, we can ignore it, we can outright deny it, but nothing will take away the fear, the uncertainty, when directly in the presence of death. After all, that's what makes us hu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2"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7T18:50:15.75</meta:creation-date>
    <dc:date>2015-05-02T16:11:20.22</dc:date>
    <meta:editing-duration>PT6H58M9S</meta:editing-duration>
    <meta:editing-cycles>28</meta:editing-cycles>
    <meta:generator>OpenOffice/4.1.1$Win32 OpenOffice.org_project/411m6$Build-9775</meta:generator>
    <meta:document-statistic meta:table-count="0" meta:image-count="0" meta:object-count="0" meta:page-count="4" meta:paragraph-count="15" meta:word-count="1570" meta:character-count="8636"/>
  </office:meta>
</office:document-meta>
</file>